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67cm"/>
    </style:style>
    <style:style style:family="table-row" style:name="ro1">
      <style:table-row-properties fo:break-before="auto" style:row-height="0.453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column" style:name="a75901a">
      <style:table-column-properties style:column-width="5.1cm"/>
      <style:paragraph-properties fo:text-align="center"/>
    </style:style>
    <style:style style:family="table-row" style:name="a2a3210">
      <style:table-row-properties style:row-height="0.5cm"/>
      <style:paragraph-properties fo:text-align="center"/>
    </style:style>
    <style:style style:family="table-cell" style:name="a5646d0">
      <style:paragraph-properties fo:text-align="center"/>
      <style:text-properties fo:font-weight="bold" style:font-weight-asian="bold" style:font-weight-complex="bold"/>
    </style:style>
    <style:style style:family="table-cell" style:name="aa305b4">
      <style:paragraph-properties fo:text-align="center"/>
    </style:style>
    <style:style style:data-style-name="stringStyleCell" style:family="table-cell" style:name="aacb6c4">
      <style:paragraph-properties fo:text-align="center"/>
    </style:style>
  </office:automatic-styles>
  <office:body>
    <office:spreadsheet>
      <table:table>
        <table:table-column table:default-cell-style-name="aacb6c4" table:style-name="a75901a"/>
        <table:table-column table:default-cell-style-name="aacb6c4" table:style-name="a75901a"/>
        <table:table-column table:default-cell-style-name="aacb6c4" table:style-name="a75901a"/>
        <table:table-column table:default-cell-style-name="aacb6c4" table:style-name="a75901a"/>
        <table:table-column table:default-cell-style-name="aacb6c4" table:style-name="a75901a"/>
        <table:table-row table:style-name="a2a3210">
          <table:table-cell office:string-value="Pair Id" office:value-type="string" table:style-name="a5646d0">
            <text:p>Pair Id</text:p>
          </table:table-cell>
          <table:table-cell office:string-value="IC&lt;randoop&gt;" office:value-type="string" table:style-name="a5646d0">
            <text:p>IC&lt;randoop&gt;</text:p>
          </table:table-cell>
          <table:table-cell office:string-value="EIC&lt;randoop&gt;" office:value-type="string" table:style-name="a5646d0">
            <text:p>EIC&lt;randoop&gt;</text:p>
          </table:table-cell>
          <table:table-cell office:string-value="IC&lt;evosuite&gt;" office:value-type="string" table:style-name="a5646d0">
            <text:p>IC&lt;evosuite&gt;</text:p>
          </table:table-cell>
          <table:table-cell office:string-value="EIC&lt;evosuite&gt;" office:value-type="string" table:style-name="a5646d0">
            <text:p>EIC&lt;evosuite&gt;</text:p>
          </table:table-cell>
          <table:table-cell office:string-value="Expected ?" office:value-type="string" table:style-name="a5646d0">
            <text:p>Expected ?</text:p>
          </table:table-cell>
        </table:table-row>
        <table:table-row table:style-name="a2a3210">
          <table:table-cell office:string-value="branch1.0" office:value-type="string" table:style-name="aa305b4">
            <text:p>branch1.0</text:p>
          </table:table-cell>
          <table:table-cell office:string-value="Non-Refinement" office:value-type="string" table:style-name="aa305b4">
            <text:p>Non-Refinement</text:p>
          </table:table-cell>
          <table:table-cell office:string-value="Non-Refinement" office:value-type="string" table:style-name="aa305b4">
            <text:p>Non-Refinement</text:p>
          </table:table-cell>
          <table:table-cell office:string-value="Refinement" office:value-type="string" table:style-name="aa305b4">
            <text:p>Refinement</text:p>
          </table:table-cell>
          <table:table-cell office:string-value="Refinement" office:value-type="string" table:style-name="aa305b4">
            <text:p>Refinement</text:p>
          </table:table-cell>
        </table:table-row>
        <table:table-row table:style-name="">
          <table:table-cell office:string-value="branch2.0" office:value-type="string" table:style-name="">
            <text:p>branch2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.0" office:value-type="string" table:style-name="">
            <text:p>branch3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4.0" office:value-type="string" table:style-name="">
            <text:p>branch4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5.0" office:value-type="string" table:style-name="">
            <text:p>branch5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6.0" office:value-type="string" table:style-name="">
            <text:p>branch6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7.0" office:value-type="string" table:style-name="">
            <text:p>branch7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8.0" office:value-type="string" table:style-name="">
            <text:p>branch8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9.0" office:value-type="string" table:style-name="">
            <text:p>branch9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10.0" office:value-type="string" table:style-name="">
            <text:p>branch10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11.0" office:value-type="string" table:style-name="">
            <text:p>branch11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12.0" office:value-type="string" table:style-name="">
            <text:p>branch12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13.0" office:value-type="string" table:style-name="">
            <text:p>branch13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14.0" office:value-type="string" table:style-name="">
            <text:p>branch14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15.0" office:value-type="string" table:style-name="">
            <text:p>branch15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16.0" office:value-type="string" table:style-name="">
            <text:p>branch16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17.0" office:value-type="string" table:style-name="">
            <text:p>branch17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18.0" office:value-type="string" table:style-name="">
            <text:p>branch18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19.0" office:value-type="string" table:style-name="">
            <text:p>branch19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0.0" office:value-type="string" table:style-name="">
            <text:p>branch20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1.0" office:value-type="string" table:style-name="">
            <text:p>branch21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22.0" office:value-type="string" table:style-name="">
            <text:p>branch22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3.0" office:value-type="string" table:style-name="">
            <text:p>branch23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4.0" office:value-type="string" table:style-name="">
            <text:p>branch24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25.0" office:value-type="string" table:style-name="">
            <text:p>branch25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6.0" office:value-type="string" table:style-name="">
            <text:p>branch26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7.0" office:value-type="string" table:style-name="">
            <text:p>branch27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8.0" office:value-type="string" table:style-name="">
            <text:p>branch28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29.0" office:value-type="string" table:style-name="">
            <text:p>branch29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30.0" office:value-type="string" table:style-name="">
            <text:p>branch30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1.0" office:value-type="string" table:style-name="">
            <text:p>branch31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2.0" office:value-type="string" table:style-name="">
            <text:p>branch32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3.0" office:value-type="string" table:style-name="">
            <text:p>branch33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4.0" office:value-type="string" table:style-name="">
            <text:p>branch34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5.0" office:value-type="string" table:style-name="">
            <text:p>branch35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</table:table>
      <table:table>
        <table:table-column table:default-cell-style-name="aacb6c4" table:style-name="a75901a"/>
        <table:table-column table:default-cell-style-name="aacb6c4" table:style-name="a75901a"/>
        <table:table-column table:default-cell-style-name="aacb6c4" table:style-name="a75901a"/>
        <table:table-column table:default-cell-style-name="aacb6c4" table:style-name="a75901a"/>
        <table:table-column table:default-cell-style-name="aacb6c4" table:style-name="a75901a"/>
        <table:table-row table:style-name="a2a3210">
          <table:table-cell office:string-value="Pair Id" office:value-type="string" table:style-name="a5646d0">
            <text:p>Pair Id</text:p>
          </table:table-cell>
          <table:table-cell office:string-value="IC&lt;randoop&gt;" office:value-type="string" table:style-name="a5646d0">
            <text:p>IC&lt;randoop&gt;</text:p>
          </table:table-cell>
          <table:table-cell office:string-value="EIC&lt;randoop&gt;" office:value-type="string" table:style-name="a5646d0">
            <text:p>EIC&lt;randoop&gt;</text:p>
          </table:table-cell>
          <table:table-cell office:string-value="IC&lt;evosuite&gt;" office:value-type="string" table:style-name="a5646d0">
            <text:p>IC&lt;evosuite&gt;</text:p>
          </table:table-cell>
          <table:table-cell office:string-value="EIC&lt;evosuite&gt;" office:value-type="string" table:style-name="a5646d0">
            <text:p>EIC&lt;evosuite&gt;</text:p>
          </table:table-cell>
        </table:table-row>
        <table:table-row table:style-name="a2a3210">
          <table:table-cell office:string-value="branch1.0" office:value-type="string" table:style-name="aa305b4">
            <text:p>branch1.0</text:p>
          </table:table-cell>
          <table:table-cell office:string-value="1791" office:value-type="string" table:style-name="aa305b4">
            <text:p>1791</text:p>
          </table:table-cell>
          <table:table-cell office:string-value="1879" office:value-type="string" table:style-name="aa305b4">
            <text:p>1879</text:p>
          </table:table-cell>
          <table:table-cell office:string-value="170" office:value-type="string" table:style-name="aa305b4">
            <text:p>170</text:p>
          </table:table-cell>
          <table:table-cell office:string-value="323" office:value-type="string" table:style-name="aa305b4">
            <text:p>323</text:p>
          </table:table-cell>
        </table:table-row>
        <table:table-row table:style-name="">
          <table:table-cell office:string-value="branch2.0" office:value-type="string" table:style-name="">
            <text:p>branch2.0</text:p>
          </table:table-cell>
          <table:table-cell office:string-value="674" office:value-type="string" table:style-name="">
            <text:p>674</text:p>
          </table:table-cell>
          <table:table-cell office:string-value="1129" office:value-type="string" table:style-name="">
            <text:p>1129</text:p>
          </table:table-cell>
          <table:table-cell office:string-value="444" office:value-type="string" table:style-name="">
            <text:p>444</text:p>
          </table:table-cell>
          <table:table-cell office:string-value="477" office:value-type="string" table:style-name="">
            <text:p>477</text:p>
          </table:table-cell>
        </table:table-row>
        <table:table-row table:style-name="">
          <table:table-cell office:string-value="branch3.0" office:value-type="string" table:style-name="">
            <text:p>branch3.0</text:p>
          </table:table-cell>
          <table:table-cell office:string-value="650" office:value-type="string" table:style-name="">
            <text:p>650</text:p>
          </table:table-cell>
          <table:table-cell office:string-value="706" office:value-type="string" table:style-name="">
            <text:p>706</text:p>
          </table:table-cell>
          <table:table-cell office:string-value="472" office:value-type="string" table:style-name="">
            <text:p>472</text:p>
          </table:table-cell>
          <table:table-cell office:string-value="500" office:value-type="string" table:style-name="">
            <text:p>500</text:p>
          </table:table-cell>
        </table:table-row>
        <table:table-row table:style-name="">
          <table:table-cell office:string-value="branch4.0" office:value-type="string" table:style-name="">
            <text:p>branch4.0</text:p>
          </table:table-cell>
          <table:table-cell office:string-value="773" office:value-type="string" table:style-name="">
            <text:p>773</text:p>
          </table:table-cell>
          <table:table-cell office:string-value="822" office:value-type="string" table:style-name="">
            <text:p>822</text:p>
          </table:table-cell>
          <table:table-cell office:string-value="523" office:value-type="string" table:style-name="">
            <text:p>523</text:p>
          </table:table-cell>
          <table:table-cell office:string-value="533" office:value-type="string" table:style-name="">
            <text:p>533</text:p>
          </table:table-cell>
        </table:table-row>
        <table:table-row table:style-name="">
          <table:table-cell office:string-value="branch5.0" office:value-type="string" table:style-name="">
            <text:p>branch5.0</text:p>
          </table:table-cell>
          <table:table-cell office:string-value="731" office:value-type="string" table:style-name="">
            <text:p>731</text:p>
          </table:table-cell>
          <table:table-cell office:string-value="787" office:value-type="string" table:style-name="">
            <text:p>787</text:p>
          </table:table-cell>
          <table:table-cell office:string-value="991" office:value-type="string" table:style-name="">
            <text:p>991</text:p>
          </table:table-cell>
          <table:table-cell office:string-value="1222" office:value-type="string" table:style-name="">
            <text:p>1222</text:p>
          </table:table-cell>
        </table:table-row>
        <table:table-row table:style-name="">
          <table:table-cell office:string-value="branch6.0" office:value-type="string" table:style-name="">
            <text:p>branch6.0</text:p>
          </table:table-cell>
          <table:table-cell office:string-value="709" office:value-type="string" table:style-name="">
            <text:p>709</text:p>
          </table:table-cell>
          <table:table-cell office:string-value="903" office:value-type="string" table:style-name="">
            <text:p>903</text:p>
          </table:table-cell>
          <table:table-cell office:string-value="554" office:value-type="string" table:style-name="">
            <text:p>554</text:p>
          </table:table-cell>
          <table:table-cell office:string-value="670" office:value-type="string" table:style-name="">
            <text:p>670</text:p>
          </table:table-cell>
        </table:table-row>
        <table:table-row table:style-name="">
          <table:table-cell office:string-value="branch7.0" office:value-type="string" table:style-name="">
            <text:p>branch7.0</text:p>
          </table:table-cell>
          <table:table-cell office:string-value="653" office:value-type="string" table:style-name="">
            <text:p>653</text:p>
          </table:table-cell>
          <table:table-cell office:string-value="1201" office:value-type="string" table:style-name="">
            <text:p>1201</text:p>
          </table:table-cell>
          <table:table-cell office:string-value="489" office:value-type="string" table:style-name="">
            <text:p>489</text:p>
          </table:table-cell>
          <table:table-cell office:string-value="515" office:value-type="string" table:style-name="">
            <text:p>515</text:p>
          </table:table-cell>
        </table:table-row>
        <table:table-row table:style-name="">
          <table:table-cell office:string-value="branch8.0" office:value-type="string" table:style-name="">
            <text:p>branch8.0</text:p>
          </table:table-cell>
          <table:table-cell office:string-value="138" office:value-type="string" table:style-name="">
            <text:p>138</text:p>
          </table:table-cell>
          <table:table-cell office:string-value="192" office:value-type="string" table:style-name="">
            <text:p>192</text:p>
          </table:table-cell>
          <table:table-cell office:string-value="168" office:value-type="string" table:style-name="">
            <text:p>168</text:p>
          </table:table-cell>
          <table:table-cell office:string-value="185" office:value-type="string" table:style-name="">
            <text:p>185</text:p>
          </table:table-cell>
        </table:table-row>
        <table:table-row table:style-name="">
          <table:table-cell office:string-value="branch9.0" office:value-type="string" table:style-name="">
            <text:p>branch9.0</text:p>
          </table:table-cell>
          <table:table-cell office:string-value="577" office:value-type="string" table:style-name="">
            <text:p>577</text:p>
          </table:table-cell>
          <table:table-cell office:string-value="610" office:value-type="string" table:style-name="">
            <text:p>610</text:p>
          </table:table-cell>
          <table:table-cell office:string-value="172" office:value-type="string" table:style-name="">
            <text:p>172</text:p>
          </table:table-cell>
          <table:table-cell office:string-value="211" office:value-type="string" table:style-name="">
            <text:p>211</text:p>
          </table:table-cell>
        </table:table-row>
        <table:table-row table:style-name="">
          <table:table-cell office:string-value="branch10.0" office:value-type="string" table:style-name="">
            <text:p>branch10.0</text:p>
          </table:table-cell>
          <table:table-cell office:string-value="76" office:value-type="string" table:style-name="">
            <text:p>76</text:p>
          </table:table-cell>
          <table:table-cell office:string-value="128" office:value-type="string" table:style-name="">
            <text:p>128</text:p>
          </table:table-cell>
          <table:table-cell office:string-value="104" office:value-type="string" table:style-name="">
            <text:p>104</text:p>
          </table:table-cell>
          <table:table-cell office:string-value="122" office:value-type="string" table:style-name="">
            <text:p>122</text:p>
          </table:table-cell>
        </table:table-row>
        <table:table-row table:style-name="">
          <table:table-cell office:string-value="branch11.0" office:value-type="string" table:style-name="">
            <text:p>branch11.0</text:p>
          </table:table-cell>
          <table:table-cell office:string-value="40" office:value-type="string" table:style-name="">
            <text:p>40</text:p>
          </table:table-cell>
          <table:table-cell office:string-value="83" office:value-type="string" table:style-name="">
            <text:p>83</text:p>
          </table:table-cell>
          <table:table-cell office:string-value="52" office:value-type="string" table:style-name="">
            <text:p>52</text:p>
          </table:table-cell>
          <table:table-cell office:string-value="79" office:value-type="string" table:style-name="">
            <text:p>79</text:p>
          </table:table-cell>
        </table:table-row>
        <table:table-row table:style-name="">
          <table:table-cell office:string-value="branch12.0" office:value-type="string" table:style-name="">
            <text:p>branch12.0</text:p>
          </table:table-cell>
          <table:table-cell office:string-value="439" office:value-type="string" table:style-name="">
            <text:p>439</text:p>
          </table:table-cell>
          <table:table-cell office:string-value="482" office:value-type="string" table:style-name="">
            <text:p>482</text:p>
          </table:table-cell>
          <table:table-cell office:string-value="323" office:value-type="string" table:style-name="">
            <text:p>323</text:p>
          </table:table-cell>
          <table:table-cell office:string-value="345" office:value-type="string" table:style-name="">
            <text:p>345</text:p>
          </table:table-cell>
        </table:table-row>
        <table:table-row table:style-name="">
          <table:table-cell office:string-value="branch13.0" office:value-type="string" table:style-name="">
            <text:p>branch13.0</text:p>
          </table:table-cell>
          <table:table-cell office:string-value="1306" office:value-type="string" table:style-name="">
            <text:p>1306</text:p>
          </table:table-cell>
          <table:table-cell office:string-value="1242" office:value-type="string" table:style-name="">
            <text:p>1242</text:p>
          </table:table-cell>
          <table:table-cell office:string-value="498" office:value-type="string" table:style-name="">
            <text:p>498</text:p>
          </table:table-cell>
          <table:table-cell office:string-value="691" office:value-type="string" table:style-name="">
            <text:p>691</text:p>
          </table:table-cell>
        </table:table-row>
        <table:table-row table:style-name="">
          <table:table-cell office:string-value="branch14.0" office:value-type="string" table:style-name="">
            <text:p>branch14.0</text:p>
          </table:table-cell>
          <table:table-cell office:string-value="1382" office:value-type="string" table:style-name="">
            <text:p>1382</text:p>
          </table:table-cell>
          <table:table-cell office:string-value="1192" office:value-type="string" table:style-name="">
            <text:p>1192</text:p>
          </table:table-cell>
          <table:table-cell office:string-value="428" office:value-type="string" table:style-name="">
            <text:p>428</text:p>
          </table:table-cell>
          <table:table-cell office:string-value="255" office:value-type="string" table:style-name="">
            <text:p>255</text:p>
          </table:table-cell>
        </table:table-row>
        <table:table-row table:style-name="">
          <table:table-cell office:string-value="branch15.0" office:value-type="string" table:style-name="">
            <text:p>branch15.0</text:p>
          </table:table-cell>
          <table:table-cell office:string-value="961" office:value-type="string" table:style-name="">
            <text:p>961</text:p>
          </table:table-cell>
          <table:table-cell office:string-value="716" office:value-type="string" table:style-name="">
            <text:p>716</text:p>
          </table:table-cell>
          <table:table-cell office:string-value="669" office:value-type="string" table:style-name="">
            <text:p>669</text:p>
          </table:table-cell>
          <table:table-cell office:string-value="875" office:value-type="string" table:style-name="">
            <text:p>875</text:p>
          </table:table-cell>
        </table:table-row>
        <table:table-row table:style-name="">
          <table:table-cell office:string-value="branch16.0" office:value-type="string" table:style-name="">
            <text:p>branch16.0</text:p>
          </table:table-cell>
          <table:table-cell office:string-value="691" office:value-type="string" table:style-name="">
            <text:p>691</text:p>
          </table:table-cell>
          <table:table-cell office:string-value="803" office:value-type="string" table:style-name="">
            <text:p>803</text:p>
          </table:table-cell>
          <table:table-cell office:string-value="245" office:value-type="string" table:style-name="">
            <text:p>245</text:p>
          </table:table-cell>
          <table:table-cell office:string-value="570" office:value-type="string" table:style-name="">
            <text:p>570</text:p>
          </table:table-cell>
        </table:table-row>
        <table:table-row table:style-name="">
          <table:table-cell office:string-value="branch17.0" office:value-type="string" table:style-name="">
            <text:p>branch17.0</text:p>
          </table:table-cell>
          <table:table-cell office:string-value="597" office:value-type="string" table:style-name="">
            <text:p>597</text:p>
          </table:table-cell>
          <table:table-cell office:string-value="540" office:value-type="string" table:style-name="">
            <text:p>540</text:p>
          </table:table-cell>
          <table:table-cell office:string-value="538" office:value-type="string" table:style-name="">
            <text:p>538</text:p>
          </table:table-cell>
          <table:table-cell office:string-value="655" office:value-type="string" table:style-name="">
            <text:p>655</text:p>
          </table:table-cell>
        </table:table-row>
        <table:table-row table:style-name="">
          <table:table-cell office:string-value="branch18.0" office:value-type="string" table:style-name="">
            <text:p>branch18.0</text:p>
          </table:table-cell>
          <table:table-cell office:string-value="381" office:value-type="string" table:style-name="">
            <text:p>381</text:p>
          </table:table-cell>
          <table:table-cell office:string-value="458" office:value-type="string" table:style-name="">
            <text:p>458</text:p>
          </table:table-cell>
          <table:table-cell office:string-value="196" office:value-type="string" table:style-name="">
            <text:p>196</text:p>
          </table:table-cell>
          <table:table-cell office:string-value="455" office:value-type="string" table:style-name="">
            <text:p>455</text:p>
          </table:table-cell>
        </table:table-row>
        <table:table-row table:style-name="">
          <table:table-cell office:string-value="branch19.0" office:value-type="string" table:style-name="">
            <text:p>branch19.0</text:p>
          </table:table-cell>
          <table:table-cell office:string-value="791" office:value-type="string" table:style-name="">
            <text:p>791</text:p>
          </table:table-cell>
          <table:table-cell office:string-value="557" office:value-type="string" table:style-name="">
            <text:p>557</text:p>
          </table:table-cell>
          <table:table-cell office:string-value="188" office:value-type="string" table:style-name="">
            <text:p>188</text:p>
          </table:table-cell>
          <table:table-cell office:string-value="527" office:value-type="string" table:style-name="">
            <text:p>527</text:p>
          </table:table-cell>
        </table:table-row>
        <table:table-row table:style-name="">
          <table:table-cell office:string-value="branch20.0" office:value-type="string" table:style-name="">
            <text:p>branch20.0</text:p>
          </table:table-cell>
          <table:table-cell office:string-value="643" office:value-type="string" table:style-name="">
            <text:p>643</text:p>
          </table:table-cell>
          <table:table-cell office:string-value="708" office:value-type="string" table:style-name="">
            <text:p>708</text:p>
          </table:table-cell>
          <table:table-cell office:string-value="424" office:value-type="string" table:style-name="">
            <text:p>424</text:p>
          </table:table-cell>
          <table:table-cell office:string-value="556" office:value-type="string" table:style-name="">
            <text:p>556</text:p>
          </table:table-cell>
        </table:table-row>
        <table:table-row table:style-name="">
          <table:table-cell office:string-value="branch21.0" office:value-type="string" table:style-name="">
            <text:p>branch21.0</text:p>
          </table:table-cell>
          <table:table-cell office:string-value="1400" office:value-type="string" table:style-name="">
            <text:p>1400</text:p>
          </table:table-cell>
          <table:table-cell office:string-value="108" office:value-type="string" table:style-name="">
            <text:p>108</text:p>
          </table:table-cell>
          <table:table-cell office:string-value="270" office:value-type="string" table:style-name="">
            <text:p>270</text:p>
          </table:table-cell>
          <table:table-cell office:string-value="133" office:value-type="string" table:style-name="">
            <text:p>133</text:p>
          </table:table-cell>
        </table:table-row>
        <table:table-row table:style-name="">
          <table:table-cell office:string-value="branch22.0" office:value-type="string" table:style-name="">
            <text:p>branch22.0</text:p>
          </table:table-cell>
          <table:table-cell office:string-value="404" office:value-type="string" table:style-name="">
            <text:p>404</text:p>
          </table:table-cell>
          <table:table-cell office:string-value="732" office:value-type="string" table:style-name="">
            <text:p>732</text:p>
          </table:table-cell>
          <table:table-cell office:string-value="216" office:value-type="string" table:style-name="">
            <text:p>216</text:p>
          </table:table-cell>
          <table:table-cell office:string-value="484" office:value-type="string" table:style-name="">
            <text:p>484</text:p>
          </table:table-cell>
        </table:table-row>
        <table:table-row table:style-name="">
          <table:table-cell office:string-value="branch23.0" office:value-type="string" table:style-name="">
            <text:p>branch23.0</text:p>
          </table:table-cell>
          <table:table-cell office:string-value="623" office:value-type="string" table:style-name="">
            <text:p>623</text:p>
          </table:table-cell>
          <table:table-cell office:string-value="673" office:value-type="string" table:style-name="">
            <text:p>673</text:p>
          </table:table-cell>
          <table:table-cell office:string-value="414" office:value-type="string" table:style-name="">
            <text:p>414</text:p>
          </table:table-cell>
          <table:table-cell office:string-value="573" office:value-type="string" table:style-name="">
            <text:p>573</text:p>
          </table:table-cell>
        </table:table-row>
        <table:table-row table:style-name="">
          <table:table-cell office:string-value="branch24.0" office:value-type="string" table:style-name="">
            <text:p>branch24.0</text:p>
          </table:table-cell>
          <table:table-cell office:string-value="408" office:value-type="string" table:style-name="">
            <text:p>408</text:p>
          </table:table-cell>
          <table:table-cell office:string-value="708" office:value-type="string" table:style-name="">
            <text:p>708</text:p>
          </table:table-cell>
          <table:table-cell office:string-value="413" office:value-type="string" table:style-name="">
            <text:p>413</text:p>
          </table:table-cell>
          <table:table-cell office:string-value="510" office:value-type="string" table:style-name="">
            <text:p>510</text:p>
          </table:table-cell>
        </table:table-row>
        <table:table-row table:style-name="">
          <table:table-cell office:string-value="branch25.0" office:value-type="string" table:style-name="">
            <text:p>branch25.0</text:p>
          </table:table-cell>
          <table:table-cell office:string-value="912" office:value-type="string" table:style-name="">
            <text:p>912</text:p>
          </table:table-cell>
          <table:table-cell office:string-value="1236" office:value-type="string" table:style-name="">
            <text:p>1236</text:p>
          </table:table-cell>
          <table:table-cell office:string-value="468" office:value-type="string" table:style-name="">
            <text:p>468</text:p>
          </table:table-cell>
          <table:table-cell office:string-value="496" office:value-type="string" table:style-name="">
            <text:p>496</text:p>
          </table:table-cell>
        </table:table-row>
        <table:table-row table:style-name="">
          <table:table-cell office:string-value="branch26.0" office:value-type="string" table:style-name="">
            <text:p>branch26.0</text:p>
          </table:table-cell>
          <table:table-cell office:string-value="650" office:value-type="string" table:style-name="">
            <text:p>650</text:p>
          </table:table-cell>
          <table:table-cell office:string-value="722" office:value-type="string" table:style-name="">
            <text:p>722</text:p>
          </table:table-cell>
          <table:table-cell office:string-value="456" office:value-type="string" table:style-name="">
            <text:p>456</text:p>
          </table:table-cell>
          <table:table-cell office:string-value="503" office:value-type="string" table:style-name="">
            <text:p>503</text:p>
          </table:table-cell>
        </table:table-row>
        <table:table-row table:style-name="">
          <table:table-cell office:string-value="branch27.0" office:value-type="string" table:style-name="">
            <text:p>branch27.0</text:p>
          </table:table-cell>
          <table:table-cell office:string-value="3167" office:value-type="string" table:style-name="">
            <text:p>3167</text:p>
          </table:table-cell>
          <table:table-cell office:string-value="610" office:value-type="string" table:style-name="">
            <text:p>610</text:p>
          </table:table-cell>
          <table:table-cell office:string-value="254" office:value-type="string" table:style-name="">
            <text:p>254</text:p>
          </table:table-cell>
          <table:table-cell office:string-value="494" office:value-type="string" table:style-name="">
            <text:p>494</text:p>
          </table:table-cell>
        </table:table-row>
        <table:table-row table:style-name="">
          <table:table-cell office:string-value="branch28.0" office:value-type="string" table:style-name="">
            <text:p>branch28.0</text:p>
          </table:table-cell>
          <table:table-cell office:string-value="1198" office:value-type="string" table:style-name="">
            <text:p>1198</text:p>
          </table:table-cell>
          <table:table-cell office:string-value="3384" office:value-type="string" table:style-name="">
            <text:p>3384</text:p>
          </table:table-cell>
          <table:table-cell office:string-value="220" office:value-type="string" table:style-name="">
            <text:p>220</text:p>
          </table:table-cell>
          <table:table-cell office:string-value="329" office:value-type="string" table:style-name="">
            <text:p>329</text:p>
          </table:table-cell>
        </table:table-row>
        <table:table-row table:style-name="">
          <table:table-cell office:string-value="branch29.0" office:value-type="string" table:style-name="">
            <text:p>branch29.0</text:p>
          </table:table-cell>
          <table:table-cell office:string-value="472" office:value-type="string" table:style-name="">
            <text:p>472</text:p>
          </table:table-cell>
          <table:table-cell office:string-value="758" office:value-type="string" table:style-name="">
            <text:p>758</text:p>
          </table:table-cell>
          <table:table-cell office:string-value="294" office:value-type="string" table:style-name="">
            <text:p>294</text:p>
          </table:table-cell>
          <table:table-cell office:string-value="913" office:value-type="string" table:style-name="">
            <text:p>913</text:p>
          </table:table-cell>
        </table:table-row>
        <table:table-row table:style-name="">
          <table:table-cell office:string-value="branch30.0" office:value-type="string" table:style-name="">
            <text:p>branch30.0</text:p>
          </table:table-cell>
          <table:table-cell office:string-value="732" office:value-type="string" table:style-name="">
            <text:p>732</text:p>
          </table:table-cell>
          <table:table-cell office:string-value="854" office:value-type="string" table:style-name="">
            <text:p>854</text:p>
          </table:table-cell>
          <table:table-cell office:string-value="550" office:value-type="string" table:style-name="">
            <text:p>550</text:p>
          </table:table-cell>
          <table:table-cell office:string-value="605" office:value-type="string" table:style-name="">
            <text:p>605</text:p>
          </table:table-cell>
        </table:table-row>
        <table:table-row table:style-name="">
          <table:table-cell office:string-value="branch31.0" office:value-type="string" table:style-name="">
            <text:p>branch31.0</text:p>
          </table:table-cell>
          <table:table-cell office:string-value="3635" office:value-type="string" table:style-name="">
            <text:p>3635</text:p>
          </table:table-cell>
          <table:table-cell office:string-value="772" office:value-type="string" table:style-name="">
            <text:p>772</text:p>
          </table:table-cell>
          <table:table-cell office:string-value="398" office:value-type="string" table:style-name="">
            <text:p>398</text:p>
          </table:table-cell>
          <table:table-cell office:string-value="646" office:value-type="string" table:style-name="">
            <text:p>646</text:p>
          </table:table-cell>
        </table:table-row>
        <table:table-row table:style-name="">
          <table:table-cell office:string-value="branch32.0" office:value-type="string" table:style-name="">
            <text:p>branch32.0</text:p>
          </table:table-cell>
          <table:table-cell office:string-value="674" office:value-type="string" table:style-name="">
            <text:p>674</text:p>
          </table:table-cell>
          <table:table-cell office:string-value="968" office:value-type="string" table:style-name="">
            <text:p>968</text:p>
          </table:table-cell>
          <table:table-cell office:string-value="482" office:value-type="string" table:style-name="">
            <text:p>482</text:p>
          </table:table-cell>
          <table:table-cell office:string-value="535" office:value-type="string" table:style-name="">
            <text:p>535</text:p>
          </table:table-cell>
        </table:table-row>
        <table:table-row table:style-name="">
          <table:table-cell office:string-value="branch33.0" office:value-type="string" table:style-name="">
            <text:p>branch33.0</text:p>
          </table:table-cell>
          <table:table-cell office:string-value="419" office:value-type="string" table:style-name="">
            <text:p>419</text:p>
          </table:table-cell>
          <table:table-cell office:string-value="722" office:value-type="string" table:style-name="">
            <text:p>722</text:p>
          </table:table-cell>
          <table:table-cell office:string-value="290" office:value-type="string" table:style-name="">
            <text:p>290</text:p>
          </table:table-cell>
          <table:table-cell office:string-value="496" office:value-type="string" table:style-name="">
            <text:p>496</text:p>
          </table:table-cell>
        </table:table-row>
        <table:table-row table:style-name="">
          <table:table-cell office:string-value="branch34.0" office:value-type="string" table:style-name="">
            <text:p>branch34.0</text:p>
          </table:table-cell>
          <table:table-cell office:string-value="632" office:value-type="string" table:style-name="">
            <text:p>632</text:p>
          </table:table-cell>
          <table:table-cell office:string-value="717" office:value-type="string" table:style-name="">
            <text:p>717</text:p>
          </table:table-cell>
          <table:table-cell office:string-value="386" office:value-type="string" table:style-name="">
            <text:p>386</text:p>
          </table:table-cell>
          <table:table-cell office:string-value="574" office:value-type="string" table:style-name="">
            <text:p>574</text:p>
          </table:table-cell>
        </table:table-row>
        <table:table-row table:style-name="">
          <table:table-cell office:string-value="branch35.0" office:value-type="string" table:style-name="">
            <text:p>branch35.0</text:p>
          </table:table-cell>
          <table:table-cell office:string-value="1921" office:value-type="string" table:style-name="">
            <text:p>1921</text:p>
          </table:table-cell>
          <table:table-cell office:string-value="735" office:value-type="string" table:style-name="">
            <text:p>735</text:p>
          </table:table-cell>
          <table:table-cell office:string-value="414" office:value-type="string" table:style-name="">
            <text:p>414</text:p>
          </table:table-cell>
          <table:table-cell office:string-value="487" office:value-type="string" table:style-name="">
            <text:p>487</text:p>
          </table:table-cell>
        </table:table-row>
      </table:table>
      <table:table>
        <table:table-column table:default-cell-style-name="aacb6c4" table:style-name="a75901a"/>
        <table:table-column table:default-cell-style-name="aacb6c4" table:style-name="a75901a"/>
        <table:table-column table:default-cell-style-name="aacb6c4" table:style-name="a75901a"/>
        <table:table-column table:default-cell-style-name="aacb6c4" table:style-name="a75901a"/>
        <table:table-column table:default-cell-style-name="aacb6c4" table:style-name="a75901a"/>
        <table:table-row table:style-name="a2a3210">
          <table:table-cell office:string-value="Pair Id" office:value-type="string" table:style-name="a5646d0">
            <text:p>Pair Id</text:p>
          </table:table-cell>
          <table:table-cell office:string-value="IC&lt;randoop&gt;" office:value-type="string" table:style-name="a5646d0">
            <text:p>IC&lt;randoop&gt;</text:p>
          </table:table-cell>
          <table:table-cell office:string-value="EIC&lt;randoop&gt;" office:value-type="string" table:style-name="a5646d0">
            <text:p>EIC&lt;randoop&gt;</text:p>
          </table:table-cell>
          <table:table-cell office:string-value="IC&lt;evosuite&gt;" office:value-type="string" table:style-name="a5646d0">
            <text:p>IC&lt;evosuite&gt;</text:p>
          </table:table-cell>
          <table:table-cell office:string-value="EIC&lt;evosuite&gt;" office:value-type="string" table:style-name="a5646d0">
            <text:p>EIC&lt;evosuite&gt;</text:p>
          </table:table-cell>
        </table:table-row>
        <table:table-row table:style-name="a2a3210">
          <table:table-cell office:string-value="branch1.0" office:value-type="string" table:style-name="aa305b4">
            <text:p>branch1.0</text:p>
          </table:table-cell>
          <table:table-cell office:string-value="-" office:value-type="string" table:style-name="aa305b4">
            <text:p>-</text:p>
          </table:table-cell>
          <table:table-cell office:string-value="-" office:value-type="string" table:style-name="aa305b4">
            <text:p>-</text:p>
          </table:table-cell>
          <table:table-cell office:string-value="100.0" office:value-type="string" table:style-name="aa305b4">
            <text:p>100.0</text:p>
          </table:table-cell>
          <table:table-cell office:string-value="100.0" office:value-type="string" table:style-name="aa305b4">
            <text:p>100.0</text:p>
          </table:table-cell>
        </table:table-row>
        <table:table-row table:style-name="">
          <table:table-cell office:string-value="branch2.0" office:value-type="string" table:style-name="">
            <text:p>branch2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0.0" office:value-type="string" table:style-name="">
            <text:p>0.0</text:p>
          </table:table-cell>
          <table:table-cell office:string-value="3.03" office:value-type="string" table:style-name="">
            <text:p>3.03</text:p>
          </table:table-cell>
        </table:table-row>
        <table:table-row table:style-name="">
          <table:table-cell office:string-value="branch3.0" office:value-type="string" table:style-name="">
            <text:p>branch3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28.57" office:value-type="string" table:style-name="">
            <text:p>28.57</text:p>
          </table:table-cell>
          <table:table-cell office:string-value="28.57" office:value-type="string" table:style-name="">
            <text:p>28.57</text:p>
          </table:table-cell>
        </table:table-row>
        <table:table-row table:style-name="">
          <table:table-cell office:string-value="branch4.0" office:value-type="string" table:style-name="">
            <text:p>branch4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1.67" office:value-type="string" table:style-name="">
            <text:p>1.67</text:p>
          </table:table-cell>
          <table:table-cell office:string-value="1.67" office:value-type="string" table:style-name="">
            <text:p>1.67</text:p>
          </table:table-cell>
        </table:table-row>
        <table:table-row table:style-name="">
          <table:table-cell office:string-value="branch5.0" office:value-type="string" table:style-name="">
            <text:p>branch5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2.94" office:value-type="string" table:style-name="">
            <text:p>2.94</text:p>
          </table:table-cell>
          <table:table-cell office:string-value="3.2600000000000002" office:value-type="string" table:style-name="">
            <text:p>3.2600000000000002</text:p>
          </table:table-cell>
        </table:table-row>
        <table:table-row table:style-name="">
          <table:table-cell office:string-value="branch6.0" office:value-type="string" table:style-name="">
            <text:p>branch6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0.0" office:value-type="string" table:style-name="">
            <text:p>0.0</text:p>
          </table:table-cell>
          <table:table-cell office:string-value="0.0" office:value-type="string" table:style-name="">
            <text:p>0.0</text:p>
          </table:table-cell>
        </table:table-row>
        <table:table-row table:style-name="">
          <table:table-cell office:string-value="branch7.0" office:value-type="string" table:style-name="">
            <text:p>branch7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4.58" office:value-type="string" table:style-name="">
            <text:p>4.58</text:p>
          </table:table-cell>
          <table:table-cell office:string-value="12.0" office:value-type="string" table:style-name="">
            <text:p>12.0</text:p>
          </table:table-cell>
        </table:table-row>
        <table:table-row table:style-name="">
          <table:table-cell office:string-value="branch8.0" office:value-type="string" table:style-name="">
            <text:p>branch8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0.0" office:value-type="string" table:style-name="">
            <text:p>0.0</text:p>
          </table:table-cell>
          <table:table-cell office:string-value="0.0" office:value-type="string" table:style-name="">
            <text:p>0.0</text:p>
          </table:table-cell>
        </table:table-row>
        <table:table-row table:style-name="">
          <table:table-cell office:string-value="branch9.0" office:value-type="string" table:style-name="">
            <text:p>branch9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100.0" office:value-type="string" table:style-name="">
            <text:p>100.0</text:p>
          </table:table-cell>
          <table:table-cell office:string-value="100.0" office:value-type="string" table:style-name="">
            <text:p>100.0</text:p>
          </table:table-cell>
        </table:table-row>
        <table:table-row table:style-name="">
          <table:table-cell office:string-value="branch10.0" office:value-type="string" table:style-name="">
            <text:p>branch10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0.0" office:value-type="string" table:style-name="">
            <text:p>0.0</text:p>
          </table:table-cell>
          <table:table-cell office:string-value="0.0" office:value-type="string" table:style-name="">
            <text:p>0.0</text:p>
          </table:table-cell>
        </table:table-row>
        <table:table-row table:style-name="">
          <table:table-cell office:string-value="branch11.0" office:value-type="string" table:style-name="">
            <text:p>branch11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0.0" office:value-type="string" table:style-name="">
            <text:p>0.0</text:p>
          </table:table-cell>
          <table:table-cell office:string-value="0.0" office:value-type="string" table:style-name="">
            <text:p>0.0</text:p>
          </table:table-cell>
        </table:table-row>
        <table:table-row table:style-name="">
          <table:table-cell office:string-value="branch12.0" office:value-type="string" table:style-name="">
            <text:p>branch12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62.5" office:value-type="string" table:style-name="">
            <text:p>62.5</text:p>
          </table:table-cell>
          <table:table-cell office:string-value="40.0" office:value-type="string" table:style-name="">
            <text:p>40.0</text:p>
          </table:table-cell>
        </table:table-row>
        <table:table-row table:style-name="">
          <table:table-cell office:string-value="branch13.0" office:value-type="string" table:style-name="">
            <text:p>branch13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44.44" office:value-type="string" table:style-name="">
            <text:p>44.44</text:p>
          </table:table-cell>
          <table:table-cell office:string-value="52.0" office:value-type="string" table:style-name="">
            <text:p>52.0</text:p>
          </table:table-cell>
        </table:table-row>
        <table:table-row table:style-name="">
          <table:table-cell office:string-value="branch14.0" office:value-type="string" table:style-name="">
            <text:p>branch14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77.78" office:value-type="string" table:style-name="">
            <text:p>77.78</text:p>
          </table:table-cell>
          <table:table-cell office:string-value="100.0" office:value-type="string" table:style-name="">
            <text:p>100.0</text:p>
          </table:table-cell>
        </table:table-row>
        <table:table-row table:style-name="">
          <table:table-cell office:string-value="branch15.0" office:value-type="string" table:style-name="">
            <text:p>branch15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87.99333333333334" office:value-type="string" table:style-name="">
            <text:p>87.99333333333334</text:p>
          </table:table-cell>
          <table:table-cell office:string-value="87.99333333333334" office:value-type="string" table:style-name="">
            <text:p>87.99333333333334</text:p>
          </table:table-cell>
        </table:table-row>
        <table:table-row table:style-name="">
          <table:table-cell office:string-value="branch16.0" office:value-type="string" table:style-name="">
            <text:p>branch16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83.33" office:value-type="string" table:style-name="">
            <text:p>83.33</text:p>
          </table:table-cell>
          <table:table-cell office:string-value="91.28999999999999" office:value-type="string" table:style-name="">
            <text:p>91.28999999999999</text:p>
          </table:table-cell>
        </table:table-row>
        <table:table-row table:style-name="">
          <table:table-cell office:string-value="branch17.0" office:value-type="string" table:style-name="">
            <text:p>branch17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92.5" office:value-type="string" table:style-name="">
            <text:p>92.5</text:p>
          </table:table-cell>
          <table:table-cell office:string-value="50.0" office:value-type="string" table:style-name="">
            <text:p>50.0</text:p>
          </table:table-cell>
        </table:table-row>
        <table:table-row table:style-name="">
          <table:table-cell office:string-value="branch18.0" office:value-type="string" table:style-name="">
            <text:p>branch18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43.64" office:value-type="string" table:style-name="">
            <text:p>43.64</text:p>
          </table:table-cell>
          <table:table-cell office:string-value="38.71" office:value-type="string" table:style-name="">
            <text:p>38.71</text:p>
          </table:table-cell>
        </table:table-row>
        <table:table-row table:style-name="">
          <table:table-cell office:string-value="branch19.0" office:value-type="string" table:style-name="">
            <text:p>branch19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95.45" office:value-type="string" table:style-name="">
            <text:p>95.45</text:p>
          </table:table-cell>
          <table:table-cell office:string-value="50.0" office:value-type="string" table:style-name="">
            <text:p>50.0</text:p>
          </table:table-cell>
        </table:table-row>
        <table:table-row table:style-name="">
          <table:table-cell office:string-value="branch20.0" office:value-type="string" table:style-name="">
            <text:p>branch20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33.33" office:value-type="string" table:style-name="">
            <text:p>33.33</text:p>
          </table:table-cell>
          <table:table-cell office:string-value="63.75" office:value-type="string" table:style-name="">
            <text:p>63.75</text:p>
          </table:table-cell>
        </table:table-row>
        <table:table-row table:style-name="">
          <table:table-cell office:string-value="branch21.0" office:value-type="string" table:style-name="">
            <text:p>branch21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22.22" office:value-type="string" table:style-name="">
            <text:p>22.22</text:p>
          </table:table-cell>
          <table:table-cell office:string-value="0.0" office:value-type="string" table:style-name="">
            <text:p>0.0</text:p>
          </table:table-cell>
        </table:table-row>
        <table:table-row table:style-name="">
          <table:table-cell office:string-value="branch22.0" office:value-type="string" table:style-name="">
            <text:p>branch22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89.29" office:value-type="string" table:style-name="">
            <text:p>89.29</text:p>
          </table:table-cell>
          <table:table-cell office:string-value="25.83" office:value-type="string" table:style-name="">
            <text:p>25.83</text:p>
          </table:table-cell>
        </table:table-row>
        <table:table-row table:style-name="">
          <table:table-cell office:string-value="branch23.0" office:value-type="string" table:style-name="">
            <text:p>branch23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4.55" office:value-type="string" table:style-name="">
            <text:p>4.55</text:p>
          </table:table-cell>
          <table:table-cell office:string-value="60.0" office:value-type="string" table:style-name="">
            <text:p>60.0</text:p>
          </table:table-cell>
        </table:table-row>
        <table:table-row table:style-name="">
          <table:table-cell office:string-value="branch24.0" office:value-type="string" table:style-name="">
            <text:p>branch24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20.0" office:value-type="string" table:style-name="">
            <text:p>20.0</text:p>
          </table:table-cell>
          <table:table-cell office:string-value="12.77" office:value-type="string" table:style-name="">
            <text:p>12.77</text:p>
          </table:table-cell>
        </table:table-row>
        <table:table-row table:style-name="">
          <table:table-cell office:string-value="branch25.0" office:value-type="string" table:style-name="">
            <text:p>branch25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16.13" office:value-type="string" table:style-name="">
            <text:p>16.13</text:p>
          </table:table-cell>
          <table:table-cell office:string-value="9.46" office:value-type="string" table:style-name="">
            <text:p>9.46</text:p>
          </table:table-cell>
        </table:table-row>
        <table:table-row table:style-name="">
          <table:table-cell office:string-value="branch26.0" office:value-type="string" table:style-name="">
            <text:p>branch26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27.12" office:value-type="string" table:style-name="">
            <text:p>27.12</text:p>
          </table:table-cell>
          <table:table-cell office:string-value="22.88" office:value-type="string" table:style-name="">
            <text:p>22.88</text:p>
          </table:table-cell>
        </table:table-row>
        <table:table-row table:style-name="">
          <table:table-cell office:string-value="branch27.0" office:value-type="string" table:style-name="">
            <text:p>branch27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66.67" office:value-type="string" table:style-name="">
            <text:p>66.67</text:p>
          </table:table-cell>
          <table:table-cell office:string-value="0.0" office:value-type="string" table:style-name="">
            <text:p>0.0</text:p>
          </table:table-cell>
        </table:table-row>
        <table:table-row table:style-name="">
          <table:table-cell office:string-value="branch28.0" office:value-type="string" table:style-name="">
            <text:p>branch28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95.45" office:value-type="string" table:style-name="">
            <text:p>95.45</text:p>
          </table:table-cell>
          <table:table-cell office:string-value="74.49" office:value-type="string" table:style-name="">
            <text:p>74.49</text:p>
          </table:table-cell>
        </table:table-row>
        <table:table-row table:style-name="">
          <table:table-cell office:string-value="branch29.0" office:value-type="string" table:style-name="">
            <text:p>branch29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93.55" office:value-type="string" table:style-name="">
            <text:p>93.55</text:p>
          </table:table-cell>
          <table:table-cell office:string-value="20.455" office:value-type="string" table:style-name="">
            <text:p>20.455</text:p>
          </table:table-cell>
        </table:table-row>
        <table:table-row table:style-name="">
          <table:table-cell office:string-value="branch30.0" office:value-type="string" table:style-name="">
            <text:p>branch30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18.29" office:value-type="string" table:style-name="">
            <text:p>18.29</text:p>
          </table:table-cell>
          <table:table-cell office:string-value="52.0" office:value-type="string" table:style-name="">
            <text:p>52.0</text:p>
          </table:table-cell>
        </table:table-row>
        <table:table-row table:style-name="">
          <table:table-cell office:string-value="branch31.0" office:value-type="string" table:style-name="">
            <text:p>branch31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70.41" office:value-type="string" table:style-name="">
            <text:p>70.41</text:p>
          </table:table-cell>
          <table:table-cell office:string-value="0.0" office:value-type="string" table:style-name="">
            <text:p>0.0</text:p>
          </table:table-cell>
        </table:table-row>
        <table:table-row table:style-name="">
          <table:table-cell office:string-value="branch32.0" office:value-type="string" table:style-name="">
            <text:p>branch32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7.29" office:value-type="string" table:style-name="">
            <text:p>7.29</text:p>
          </table:table-cell>
          <table:table-cell office:string-value="51.85" office:value-type="string" table:style-name="">
            <text:p>51.85</text:p>
          </table:table-cell>
        </table:table-row>
        <table:table-row table:style-name="">
          <table:table-cell office:string-value="branch33.0" office:value-type="string" table:style-name="">
            <text:p>branch33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30.0" office:value-type="string" table:style-name="">
            <text:p>30.0</text:p>
          </table:table-cell>
          <table:table-cell office:string-value="27.5" office:value-type="string" table:style-name="">
            <text:p>27.5</text:p>
          </table:table-cell>
        </table:table-row>
        <table:table-row table:style-name="">
          <table:table-cell office:string-value="branch34.0" office:value-type="string" table:style-name="">
            <text:p>branch34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32.26" office:value-type="string" table:style-name="">
            <text:p>32.26</text:p>
          </table:table-cell>
          <table:table-cell office:string-value="52.38" office:value-type="string" table:style-name="">
            <text:p>52.38</text:p>
          </table:table-cell>
        </table:table-row>
        <table:table-row table:style-name="">
          <table:table-cell office:string-value="branch35.0" office:value-type="string" table:style-name="">
            <text:p>branch35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23.08" office:value-type="string" table:style-name="">
            <text:p>23.08</text:p>
          </table:table-cell>
          <table:table-cell office:string-value="28.0" office:value-type="string" table:style-name="">
            <text:p>28.0</text:p>
          </table:table-cell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table-cell">
      <style:table-cell-properties style:decimal-places="2"/>
      <style:paragraph-properties style:tab-stop-distance="1.25cm"/>
      <style:text-properties fo:country="DE" fo:language="de" style:country-asian="none" style:country-complex="none" style:font-name="Arial" style:font-name-asian="Lucida Sans Unicode" style:font-name-complex="Tahoma" style:language-asian="zxx" style:language-complex="zxx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/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/>
      <style:map style:apply-style-name="N106P0" style:condition="value()&gt;=0"/>
    </number:currency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/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DFDOM/0.6.1$Build-1</meta:generator>
    <meta:user-defined meta:name="Info 1"/>
    <meta:user-defined meta:name="Info 2"/>
    <meta:user-defined meta:name="Info 3"/>
    <meta:user-defined meta:name="Info 4"/>
  </office:meta>
</office:document-meta>
</file>